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5.09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imb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 office:value-type="string" calcext:value-type="string">
            <text:p>FPS (Video)</text:p>
          </table:table-cell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9:35:56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014" calcext:value-type="float">
            <text:p>0.3014</text:p>
          </table:table-cell>
          <table:table-cell office:value-type="float" office:value="17.996" calcext:value-type="float">
            <text:p>17.9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6877" calcext:value-type="float">
            <text:p>0.68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0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458" calcext:value-type="float">
            <text:p>0.3458</text:p>
          </table:table-cell>
          <table:table-cell table:style-name="ce2" office:value-type="float" office:value="19.0881" calcext:value-type="float">
            <text:p>19.0881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6481" calcext:value-type="float">
            <text:p>0.64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06" calcext:value-type="float">
            <text:p>0.306</text:p>
          </table:table-cell>
          <table:table-cell office:value-type="float" office:value="18.1505" calcext:value-type="float">
            <text:p>18.1505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863" calcext:value-type="float">
            <text:p>0.68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41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table:style-name="ce2" office:value-type="float" office:value="0.3489" calcext:value-type="float">
            <text:p>0.3489</text:p>
          </table:table-cell>
          <table:table-cell office:value-type="float" office:value="19.0483" calcext:value-type="float">
            <text:p>19.0483</text:p>
          </table:table-cell>
          <table:table-cell office:value-type="float" office:value="0.912" calcext:value-type="float">
            <text:p>0.912</text:p>
          </table:table-cell>
          <table:table-cell table:style-name="ce2" office:value-type="float" office:value="0.6401" calcext:value-type="float">
            <text:p>0.64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4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156" calcext:value-type="float">
            <text:p>0.3156</text:p>
          </table:table-cell>
          <table:table-cell office:value-type="float" office:value="18.2874" calcext:value-type="float">
            <text:p>18.2874</text:p>
          </table:table-cell>
          <table:table-cell office:value-type="float" office:value="0.9246" calcext:value-type="float">
            <text:p>0.9246</text:p>
          </table:table-cell>
          <table:table-cell office:value-type="float" office:value="0.6755" calcext:value-type="float">
            <text:p>0.67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9:36:5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climber ascends a challenging indoor climbing wall with a follow cinematic shot, anime style</text:p>
          </table:table-cell>
          <table:table-cell office:value-type="float" office:value="0.324" calcext:value-type="float">
            <text:p>0.324</text:p>
          </table:table-cell>
          <table:table-cell office:value-type="float" office:value="18.6295" calcext:value-type="float">
            <text:p>18.629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627" calcext:value-type="float">
            <text:p>0.66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3T19:38:39.034340440</dc:date>
    <meta:editing-duration>PT1M10S</meta:editing-duration>
    <meta:editing-cycles>1</meta:editing-cycles>
    <meta:document-statistic meta:table-count="1" meta:cell-count="84" meta:object-count="0"/>
    <meta:generator>LibreOffice/7.3.7.2$Linux_X86_64 LibreOffice_project/30$Build-2</meta:generator>
  </office:meta>
</office:document-meta>
</file>